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ConstructorTests.noArrayCo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ConstructorTests.typeArray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ConstructorTests.basic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ConstructorTests.primitiveTypeArrayConstructors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ConstructorTests.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ConstructorTests.multiDimensional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ConstructorTests.error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rayConstructorTests.primitiveTypeArray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ConstructorTests.evaluateArrayBuildingExpression( String expression , String expectedTo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